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png" manifest:full-path="Pictures/10000000000002EE000002468792BF21.png"/>
  <manifest:file-entry manifest:media-type="image/png" manifest:full-path="Pictures/10000201000000F700000190395E6CDA.png"/>
  <manifest:file-entry manifest:media-type="image/png" manifest:full-path="Pictures/10000000000000C80000004225A953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cm" svg:stroke-color="#c0c0c0" draw:marker-start-width="0.2cm" draw:marker-end-width="0.2cm" draw:fill="bitmap" draw:fill-image-name="Bitmape_20_1" style:repeat="no-repeat" draw:textarea-horizontal-align="center" draw:textarea-vertical-align="middle" fo:padding-top="0.075cm" fo:padding-bottom="0.075cm" fo:padding-left="0.2cm" fo:padding-right="0.2cm"/>
    </style:style>
    <style:style style:name="gr2" style:family="graphic" style:parent-style-name="standard">
      <style:graphic-properties draw:stroke="none" svg:stroke-color="#c0c0c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c0c0c0" draw:fill="none" draw:fill-color="#ffffff" fo:min-height="1.35cm"/>
    </style:style>
    <style:style style:name="gr4" style:family="graphic" style:parent-style-name="standard">
      <style:graphic-properties draw:stroke="none" svg:stroke-color="#c0c0c0" draw:fill="solid" draw:fill-color="#05358d" draw:opacity="30%" draw:textarea-horizontal-align="center" draw:textarea-vertical-align="middle" draw:auto-grow-height="true" draw:auto-grow-width="false" fo:min-height="0cm" fo:min-width="6.706cm" draw:shadow="visible" draw:shadow-offset-x="0.1cm" draw:shadow-offset-y="0.1cm" draw:shadow-opacity="30%"/>
    </style:style>
    <style:style style:name="gr5" style:family="graphic" style:parent-style-name="standard">
      <style:graphic-properties draw:stroke="none" svg:stroke-color="#c0c0c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text-properties fo:font-size="10pt"/>
    </style:style>
    <style:style style:name="P3" style:family="paragraph">
      <style:paragraph-properties fo:margin-left="0cm" fo:margin-right="0cm" fo:text-align="center" fo:text-indent="0cm"/>
      <style:text-properties fo:font-size="16pt"/>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text-properties fo:font-size="8pt"/>
    </style:style>
    <style:style style:name="T1" style:family="text">
      <style:text-properties fo:font-size="10pt" fo:font-weight="bold"/>
    </style:style>
    <style:style style:name="T2" style:family="text">
      <style:text-properties fo:font-size="10pt"/>
    </style:style>
    <style:style style:name="T3" style:family="text">
      <style:text-properties fo:font-size="8pt"/>
    </style:style>
    <style:style style:name="T4"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olygon draw:style-name="gr1" draw:text-style-name="P1" draw:layer="layout" svg:width="12cm" svg:height="12cm" svg:x="4.103cm" svg:y="1.941cm" svg:viewBox="0 0 12001 12001" draw:points="1370,9816 1274,9688 1025,9354 912,9168 724,8860 597,8595 472,8335 270,7784 122,7209 31,6613 0,6000 31,5387 122,4791 270,4216 472,3665 597,3405 724,3140 912,2832 1025,2646 1274,2312 1370,2184 1417,2133 1758,1758 2133,1417 2184,1370 2312,1274 2646,1025 2832,912 3140,724 3405,597 3665,472 4216,270 4791,122 5387,31 6000,0 6613,31 7209,122 7784,270 8335,472 8595,597 8860,724 9168,912 9354,1025 9688,1274 9816,1370 9867,1417 10242,1758 10583,2133 10630,2184 10726,2312 10975,2646 11088,2832 11276,3140 11403,3405 11528,3665 11730,4216 11878,4791 11969,5387 12000,6000 11969,6613 11878,7209 11730,7784 11528,8335 11403,8595 11276,8860 11088,9168 10975,9354 10726,9688 10630,9816 10517,9940 10242,10242 9816,10630 9354,10975 8860,11276 8335,11528 7784,11730 7209,11878 6613,11969 6000,12000 5387,11969 4791,11878 4216,11730 3665,11528 3140,11276 2646,10975 2184,10630 1758,10242 1483,9940">
          <text:p/>
        </draw:polygon>
        <draw:frame draw:style-name="gr2" draw:text-style-name="P1" draw:layer="layout" svg:width="3.121cm" svg:height="1.028cm" svg:x="4.771cm" svg:y="7.166cm">
          <draw:image xlink:href="Pictures/10000000000000C80000004225A953A8.png" xlink:type="simple" xlink:show="embed" xlink:actuate="onLoad">
            <text:p/>
          </draw:image>
        </draw:frame>
        <draw:frame draw:style-name="gr3" draw:text-style-name="P2" draw:layer="layout" svg:width="8.083cm" svg:height="2.92cm" svg:x="6.062cm" svg:y="10.495cm">
          <draw:text-box>
            <text:p text:style-name="P2"><text:span text:style-name="T1">CD-Rom CUSOON</text:span></text:p>
            <text:p text:style-name="P2"><text:span text:style-name="T2">OpenOffice.org versions MS Windows (2.0.1), Linux x86 (2.0.1) et Mac OSX (X11) (2.0)</text:span></text:p>
            <text:p text:style-name="P2"><text:span text:style-name="T2">dictionnaires, documentations </text:span><text:span text:style-name="T2"><text:line-break/></text:span><text:span text:style-name="T2">et outils</text:span></text:p>
            <text:p text:style-name="P2"><text:span text:style-name="T2"/></text:p>
            <text:p text:style-name="P2"><text:span text:style-name="T3">janvier 2006</text:span></text:p>
          </draw:text-box>
        </draw:frame>
        <draw:frame draw:style-name="gr4" draw:text-style-name="P3" draw:layer="layout" svg:width="8.047cm" svg:height="1.513cm" svg:x="6.08cm" svg:y="4.098cm">
          <draw:text-box>
            <text:p text:style-name="P3"><text:span text:style-name="T4">OpenOffice.org</text:span><text:span text:style-name="T4"><text:line-break/></text:span><text:span text:style-name="T4">La liberté bureautique</text:span></text:p>
          </draw:text-box>
        </draw:frame>
        <draw:frame draw:style-name="gr5" draw:text-style-name="P5" draw:layer="layout" svg:width="3.139cm" svg:height="0.569cm" svg:x="4.762cm" svg:y="8.194cm">
          <draw:text-box>
            <text:p text:style-name="P4"><text:span text:style-name="T3">http://www.cusoo.org</text:span></text:p>
          </draw:text-box>
        </draw:frame>
        <draw:frame draw:style-name="gr2" draw:text-style-name="P1" draw:layer="layout" svg:width="2.57cm" svg:height="4.162cm" svg:x="12.151cm" svg:y="5.987cm">
          <draw:image xlink:href="Pictures/10000201000000F700000190395E6CDA.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2EE000002468792BF2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169cm" fo:margin-bottom="1.282cm" fo:margin-left="0.339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Frédéric Vuillod</meta:initial-creator>
    <meta:creation-date>2006-01-01T13:02:09</meta:creation-date>
    <dc:creator>Frédéric Vuillod</dc:creator>
    <dc:date>2006-01-01T13:41:38</dc:date>
    <dc:language>fr-FR</dc:language>
    <meta:editing-cycles>2</meta:editing-cycles>
    <meta:editing-duration>PT39M52S</meta:editing-duration>
    <meta:user-defined meta:name="Info 1"/>
    <meta:user-defined meta:name="Info 2"/>
    <meta:user-defined meta:name="Info 3"/>
    <meta:user-defined meta:name="Info 4"/>
    <meta:document-statistic meta:object-count="6"/>
  </office:meta>
</office:document-meta>
</file>